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466c" officeooo:paragraph-rsid="0015466c"/>
    </style:style>
    <style:style style:name="P2" style:family="paragraph" style:parent-style-name="Standard" style:list-style-name="L1">
      <style:text-properties officeooo:rsid="001701ab" officeooo:paragraph-rsid="001701ab"/>
    </style:style>
    <style:style style:name="P3" style:family="paragraph" style:parent-style-name="Standard" style:list-style-name="L1">
      <style:text-properties officeooo:rsid="001701ab" officeooo:paragraph-rsid="001880d8"/>
    </style:style>
    <style:style style:name="P4" style:family="paragraph" style:parent-style-name="Standard">
      <style:text-properties officeooo:rsid="0015466c" officeooo:paragraph-rsid="0015466c"/>
    </style:style>
    <style:style style:name="P5" style:family="paragraph" style:parent-style-name="Standard">
      <style:text-properties officeooo:rsid="0015466c" officeooo:paragraph-rsid="001701ab"/>
    </style:style>
    <style:style style:name="P6" style:family="paragraph" style:parent-style-name="Standard">
      <style:text-properties officeooo:rsid="0018fb53" officeooo:paragraph-rsid="0018fb53"/>
    </style:style>
    <style:style style:name="P7" style:family="paragraph" style:parent-style-name="Standard" style:list-style-name="L1">
      <style:text-properties officeooo:rsid="001aa7ae" officeooo:paragraph-rsid="001aa7ae"/>
    </style:style>
    <style:style style:name="T1" style:family="text">
      <style:text-properties officeooo:rsid="001701ab"/>
    </style:style>
    <style:style style:name="T2" style:family="text">
      <style:text-properties officeooo:rsid="001880d8"/>
    </style:style>
    <style:style style:name="T3" style:family="text">
      <style:text-properties officeooo:rsid="00195eeb"/>
    </style:style>
    <style:style style:name="T4" style:family="text">
      <style:text-properties officeooo:rsid="001aa7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Programming for </text:span>A level <text:span text:style-name="T2">Computing</text:span> through automated cipher breaking</text:p>
      <text:p text:style-name="P1"/>
      <text:h text:style-name="Heading_20_2" text:outline-level="2">About the course</text:h>
      <text:p text:style-name="P1">This is a practical, hands-on programming CPD course aimed at teachers who are already comfortable at teaching programming at GCSE. <text:span text:style-name="T2">The course will extend and develop your programming skills, showing you how to use the advanced techniques required at A level to solve complex problems.</text:span></text:p>
      <text:p text:style-name="P1"/>
      <text:p text:style-name="P1">Taking inspiration from the work of Alan Turing at Bletchley Park, the course uses the task of automatic cipher breaking to illustrate and develop <text:span text:style-name="T1">these </text:span>programming techniques. The course will cover <text:span text:style-name="T4">three</text:span> main ciphers (Caesar cipher, column transposition cipher, and Pocket Enigma). Participants will implement enciphering, deciphering, and automatic breaking of these ciphers, <text:span text:style-name="T4">using them to illustrate many programming techniques</text:span>. </text:p>
      <text:p text:style-name="P1"/>
      <text:h text:style-name="Heading_20_2" text:outline-level="2">The course will <text:span text:style-name="T3">develop your expertise in</text:span>:</text:h>
      <text:list xml:id="list9194314469020642591" text:style-name="L1">
        <text:list-item>
          <text:p text:style-name="P2">Creation and use of complex data structures (<text:span text:style-name="T4">graphs, </text:span>multi-dimensional arrays, dictionaries, advanced string handling).</text:p>
        </text:list-item>
        <text:list-item>
          <text:p text:style-name="P2">Problem, data, and program abstraction, decomposition, and composition.</text:p>
        </text:list-item>
        <text:list-item>
          <text:p text:style-name="P7">Map-reduce and memoisation for dealing with complex problems.</text:p>
        </text:list-item>
        <text:list-item>
          <text:p text:style-name="P2">Iterative, recursive, and parallel strategies for solving problems.</text:p>
        </text:list-item>
        <text:list-item>
          <text:p text:style-name="P2">Basic object-oriented programming strategies.</text:p>
        </text:list-item>
        <text:list-item>
          <text:p text:style-name="P3">Using complexity analysis to compare algorithms.</text:p>
        </text:list-item>
      </text:list>
      <text:p text:style-name="P5"/>
      <text:p text:style-name="P6">Delegates must attend with their own laptops with their own software development environment installed. The training material will be delivered using Python 3.4; delegates are free to use other languages but will have to convert the examples themselves.</text:p>
      <text:p text:style-name="P1"/>
      <text:h text:style-name="Heading_20_2" text:outline-level="2">Who should attend</text:h>
      <text:p text:style-name="P6">This two-day course will be of interest to teachers who are currently, or about to, teach computing at A level. Attendees should already be confident teaching programming at GCSE.</text:p>
      <text:p text:style-name="P6"/>
      <text:h text:style-name="Heading_20_2" text:outline-level="2">Format</text:h>
      <text:p text:style-name="P1">2 days full time.</text:p>
      <text:p text:style-name="P1"/>
      <text:h text:style-name="Heading_20_2" text:outline-level="2">Times</text:h>
      <text:p text:style-name="P6">9.30–4.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il Smith</meta:initial-creator>
    <meta:creation-date>2015-03-10T10:52:45.276828223</meta:creation-date>
    <dc:date>2015-06-29T16:24:56.904854708</dc:date>
    <dc:creator>Neil Smith</dc:creator>
    <meta:editing-duration>P4DT5M35S</meta:editing-duration>
    <meta:editing-cycles>3</meta:editing-cycles>
    <meta:generator>LibreOffice/4.3.7.2$Linux_X86_64 LibreOffice_project/430m0$Build-2</meta:generator>
    <meta:document-statistic meta:table-count="0" meta:image-count="0" meta:object-count="0" meta:page-count="1" meta:paragraph-count="18" meta:word-count="256" meta:character-count="1745" meta:non-whitespace-character-count="1513"/>
  </office:meta>
</office:document-meta>
</file>